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number of hidden units</text:p>
          </table:table-cell>
          <table:table-cell office:value-type="string" table:style-name="ce2">
            <text:p>communicative success</text:p>
          </table:table-cell>
          <table:table-cell office:value-type="string" table:style-name="ce2">
            <text:p>trainers</text:p>
          </table:table-cell>
          <table:table-cell office:value-type="string" table:style-name="ce2">
            <text:p>number of epochs pretraining</text:p>
          </table:table-cell>
          <table:table-cell office:value-type="string" table:style-name="ce2">
            <text:p>centered</text:p>
          </table:table-cell>
          <table:table-cell office:value-type="string" table:style-name="ce3">
            <text:p>learning rate</text:p>
          </table:table-cell>
          <table:table-cell office:value-type="string" table:style-name="ce3">
            <text:p>people</text:p>
          </table:table-cell>
          <table:table-cell office:value-type="string" table:style-name="ce3">
            <text:p>interactions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copy of 1 RBM</text:p>
          </table:table-cell>
          <table:table-cell table:number-columns-repeated="16373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.42199999999999999" table:formula="of:=[.J2]/([.H2]*[.I2])" table:style-name="ce1">
            <text:p>0,422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22" table:style-name="ce4">
            <text:p>422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.43099999999999999" table:formula="of:=[.J3]/([.H3]*[.I3])" table:style-name="ce1">
            <text:p>0,431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31" table:style-name="ce4">
            <text:p>431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.47699999999999998" table:formula="of:=[.J4]/([.H4]*[.I4])" table:style-name="ce1">
            <text:p>0,477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77" table:style-name="ce4">
            <text:p>477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.40300000000000002" table:formula="of:=[.J5]/([.H5]*[.I5])" table:style-name="ce1">
            <text:p>0,403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03" table:style-name="ce4">
            <text:p>403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.42899999999999999" table:formula="of:=[.J6]/([.H6]*[.I6])" table:style-name="ce1">
            <text:p>0,429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29" table:style-name="ce4">
            <text:p>429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.433" table:formula="of:=[.J7]/([.H7]*[.I7])" table:style-name="ce1">
            <text:p>0,433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33" table:style-name="ce4">
            <text:p>433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.51300000000000001" table:formula="of:=[.J8]/([.H8]*[.I8])" table:style-name="ce1">
            <text:p>0,513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513" table:style-name="ce4">
            <text:p>513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0.47899999999999998" table:formula="of:=[.J9]/([.H9]*[.I9])" table:style-name="ce1">
            <text:p>0,479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79" table:style-name="ce4">
            <text:p>479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0.48199999999999998" table:formula="of:=[.J10]/([.H10]*[.I10])" table:style-name="ce1">
            <text:p>0,482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82" table:style-name="ce4">
            <text:p>482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.3999999999999997E-2" table:formula="of:=[.J11]/([.H11]*[.I11])" table:style-name="ce1">
            <text:p>0,044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.38869999999999999" table:formula="of:=[.J12]/([.H12]*[.I12])" table:style-name="ce1">
            <text:p>0,3887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3887" table:style-name="ce1">
            <text:p>3887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0.41439999999999999" table:formula="of:=[.J13]/([.H13]*[.I13])" table:style-name="ce1">
            <text:p>0,4144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4144" table:style-name="ce1">
            <text:p>4144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0.41199999999999998" table:formula="of:=[.J14]/([.H14]*[.I14])" table:style-name="ce1">
            <text:p>0,412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4120" table:style-name="ce1">
            <text:p>4120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0.42270000000000002" table:formula="of:=[.J15]/([.H15]*[.I15])" table:style-name="ce1">
            <text:p>0,4227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4227" table:style-name="ce1">
            <text:p>4227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9029999999999998" table:formula="of:=[.J16]/([.H16]*[.I16])" table:style-name="ce1">
            <text:p>0,3903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3903" table:style-name="ce1">
            <text:p>3903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0.42320000000000002" table:formula="of:=[.J17]/([.H17]*[.I17])" table:style-name="ce1">
            <text:p>0,4232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4232" table:style-name="ce1">
            <text:p>4232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0.40649999999999997" table:formula="of:=[.J18]/([.H18]*[.I18])" table:style-name="ce1">
            <text:p>0,4065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4065" table:style-name="ce1">
            <text:p>4065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0.41099999999999998" table:formula="of:=[.J19]/([.H19]*[.I19])" table:style-name="ce1">
            <text:p>0,411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4110" table:style-name="ce1">
            <text:p>4110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0.3972" table:formula="of:=[.J20]/([.H20]*[.I20])" table:style-name="ce1">
            <text:p>0,3972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3972" table:style-name="ce1">
            <text:p>3972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4.2799999999999998E-2" table:formula="of:=[.J21]/([.H21]*[.I21])" table:style-name="ce1">
            <text:p>0,0428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4280" table:style-name="ce1">
            <text:p>4280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0.41322999999999999" table:formula="of:=[.J22]/([.H22]*[.I22])" table:style-name="ce1">
            <text:p>0,41323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41323" table:style-name="ce1">
            <text:p>41323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0.41374" table:formula="of:=[.J23]/([.H23]*[.I23])" table:style-name="ce1">
            <text:p>0,41374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41374" table:style-name="ce1">
            <text:p>41374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0.40010000000000001" table:formula="of:=[.J24]/([.H24]*[.I24])" table:style-name="ce1">
            <text:p>0,4001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40010" table:style-name="ce1">
            <text:p>40010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0.40397" table:formula="of:=[.J25]/([.H25]*[.I25])" table:style-name="ce1">
            <text:p>0,40397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40397" table:style-name="ce1">
            <text:p>40397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0.42036000000000001" table:formula="of:=[.J26]/([.H26]*[.I26])" table:style-name="ce1">
            <text:p>0,42036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42036" table:style-name="ce1">
            <text:p>42036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0.40028000000000002" table:formula="of:=[.J27]/([.H27]*[.I27])" table:style-name="ce1">
            <text:p>0,40028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40028" table:style-name="ce1">
            <text:p>40028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0.40894000000000003" table:formula="of:=[.J28]/([.H28]*[.I28])" table:style-name="ce1">
            <text:p>0,40894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40894" table:style-name="ce1">
            <text:p>40894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0.40877999999999998" table:formula="of:=[.J29]/([.H29]*[.I29])" table:style-name="ce1">
            <text:p>0,40878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40878" table:style-name="ce1">
            <text:p>40878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0.40839999999999999" table:formula="of:=[.J30]/([.H30]*[.I30])" table:style-name="ce1">
            <text:p>0,4084</text:p>
          </table:table-cell>
          <table:table-cell office:value-type="string" table:style-name="ce1">
            <text:p>pc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40840" table:style-name="ce1">
            <text:p>40840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Else Bracke</meta:initial-creator>
    <dc:creator>Else Bracke</dc:creator>
    <meta:creation-date>2022-01-18T18:16:03Z</meta:creation-date>
    <dc:date>2022-01-19T05:16:10Z</dc:date>
  </office:meta>
</office:document-meta>
</file>